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8.942002314812">
            <text:p>308.94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table:style-name="ce3"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table:style-name="ce3"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table:style-name="ce3"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table:style-name="ce3"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table:style-name="ce3"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table:style-name="ce3"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table:style-name="ce3"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table:style-name="ce3"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table:style-name="ce3"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table:style-name="ce3"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table:style-name="ce3"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table:style-name="ce3"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table:style-name="ce3"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/>
          <table:table-cell table:formula="oooc:=[.C18]+[.B19]" office:value-type="float" office:value="25.75">
            <text:p>25.7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1.75">
            <text:p>+1.75</text:p>
          </table:table-cell>
          <table:table-cell table:number-columns-repeated="7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25.75">
            <text:p>25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0.25">
            <text:p>+0.25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25.75">
            <text:p>25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-1.25">
            <text:p>-1.25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25.75">
            <text:p>25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2.75">
            <text:p>-2.75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25.75">
            <text:p>25.7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4.25">
            <text:p>-4.25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25.75">
            <text:p>25.7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5.75">
            <text:p>-5.75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25.75">
            <text:p>25.7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7.25">
            <text:p>-7.25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25.75">
            <text:p>25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8.75">
            <text:p>-8.75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25.75">
            <text:p>25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10.25">
            <text:p>-10.25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25.75">
            <text:p>25.7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11.75">
            <text:p>-11.75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25.75">
            <text:p>25.7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13.25">
            <text:p>-13.25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25.75">
            <text:p>25.7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14.75">
            <text:p>-14.75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25.75">
            <text:p>25.7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16.25">
            <text:p>-16.25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25.75">
            <text:p>25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17.75">
            <text:p>-17.75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25.75">
            <text:p>25.7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19.25">
            <text:p>-19.25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18916356433604">
            <text:p>0.82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24T09:02:50.689038">
            <text:p>05/24/09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80074473915014">
            <text:p>0.78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09T04:54:40.490237">
            <text:p>07/09/09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08864355964266">
            <text:p>0.7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23T19:09:55.351875">
            <text:p>08/23/09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3198979681289">
            <text:p>0.63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11T12:16:50.240838">
            <text:p>10/11/09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78240678510138">
            <text:p>0.48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13T22:00:52.066102">
            <text:p>08/13/09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15T22:40:36">
            <text:p>11/15/08</text:p>
          </table:table-cell>
          <table:table-cell table:formula="oooc:=DAYS(NOW();1/1/8)" office:value-type="float" office:value="39767.8198611111">
            <text:p>39767.8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09925854262915">
            <text:p>0.3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6-12T10:10:50.315395">
            <text:p>06/12/10</text:p>
          </table:table-cell>
          <table:table-cell/>
          <table:table-cell table:style-name="ce3" table:formula="oooc:=DAYS(NOW();[January.A4])" office:value-type="float" office:value="308.944861111115">
            <text:p>308.9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6">11/16/2008</text:date>, <text:time>01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16T01:42:15</dc:date>
    <meta:editing-cycles>217</meta:editing-cycles>
    <meta:editing-duration>P16DT1H25M15S</meta:editing-duration>
    <meta:user-defined meta:name="Info 1"/>
    <meta:user-defined meta:name="Info 2"/>
    <meta:user-defined meta:name="Info 3"/>
    <meta:user-defined meta:name="Info 4"/>
    <meta:document-statistic meta:table-count="11" meta:cell-count="3169"/>
  </office:meta>
</office:document-meta>
</file>